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034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216cm"/>
    </style:style>
    <style:style style:name="co9" style:family="table-column">
      <style:table-column-properties fo:break-before="auto" style:column-width="3.284cm"/>
    </style:style>
    <style:style style:name="co10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3.563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3.881cm"/>
    </style:style>
    <style:style style:name="co19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60">
      <style:text-properties style:text-position=""/>
    </style:style>
    <style:style style:name="ce4" style:family="table-cell" style:parent-style-name="Default" style:data-style-name="N10099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18">
      <style:text-properties style:text-position="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8" style:family="table-cell" style:parent-style-name="Default" style:data-style-name="N1">
      <style:text-properties style:text-position=""/>
    </style:style>
    <style:style style:name="ce9" style:family="table-cell" style:parent-style-name="Default" style:data-style-name="N113">
      <style:text-properties style:text-position=""/>
    </style:style>
    <style:style style:name="ce10" style:family="table-cell" style:parent-style-name="Default" style:data-style-name="N116">
      <style:text-properties style:text-position=""/>
    </style:style>
    <style:style style:name="ce11" style:family="table-cell" style:parent-style-name="Default" style:data-style-name="N115">
      <style:text-properties style:text-position=""/>
    </style:style>
    <style:style style:name="ce12" style:family="table-cell" style:parent-style-name="Default" style:data-style-name="N117">
      <style:text-properties style:text-position=""/>
    </style:style>
    <style:style style:name="ce13" style:family="table-cell" style:parent-style-name="Default">
      <style:text-properties style:text-position="" style:font-name="Arial" style:font-name-asian="DejaVu Sans" style:font-name-complex="Lohit Hindi"/>
    </style:style>
    <style:style style:name="ce14" style:family="table-cell" style:parent-style-name="Default">
      <style:table-cell-properties fo:background-color="#9966cc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60"/>
    <style:style style:name="ce17" style:family="table-cell" style:parent-style-name="Default" style:data-style-name="N10099"/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6"/>
    <style:style style:name="ce20" style:family="table-cell" style:parent-style-name="Default" style:data-style-name="N115"/>
    <style:style style:name="ce21" style:family="table-cell" style:parent-style-name="Default" style:data-style-name="N1"/>
    <style:style style:name="ce22" style:family="table-cell" style:parent-style-name="Default" style:data-style-name="N117"/>
  </office:automatic-styles>
  <office:body>
    <office:spreadsheet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0" calcext:value-type="float">
            <text:p>1.00E+009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604.59250943116" calcext:value-type="float">
            <text:p>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4116.156117629" calcext:value-type="float">
            <text:p>241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2153.3500083187" calcext:value-type="float">
            <text:p>2215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20745.9662512832" calcext:value-type="float">
            <text:p>207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12" calcext:value-type="float">
            <text:p>0.0012</text:p>
          </table:table-cell>
          <table:table-cell office:value-type="float" office:value="1" calcext:value-type="float">
            <text:p>1</text:p>
          </table:table-cell>
          <table:table-cell table:formula="of:=2.65*([.C23]+1)-(5.3-3.5*[.C23])*[.C23]*[.C23]*EXP(-(1.5-LOG([.$B$21];10)/2))" office:value-type="float" office:value="5.28787169540165" calcext:value-type="float">
            <text:p>5.2878716954</text:p>
          </table:table-cell>
          <table:table-cell table:formula="of:=[.B23]/([.C23])^(-[.D23])" office:value-type="float" office:value="0.0012" calcext:value-type="float">
            <text:p>0.0012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9550.3961031662" calcext:value-type="float">
            <text:p>1955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8420.7235222682" calcext:value-type="float">
            <text:p>184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1" calcext:value-type="float">
            <text:p>1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7241.6277659559" calcext:value-type="float">
            <text:p>1724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131003176790301" calcext:value-type="float">
            <text:p>1.31003176790301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813.0626480286" calcext:value-type="float">
            <text:p>158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1" calcext:value-type="float">
            <text:p>1.00E-006</text:p>
          </table:table-cell>
          <table:table-cell table:formula="of:=[.B27]/[.B26]" office:value-type="float" office:value="0.0763340267389633" calcext:value-type="float">
            <text:p>0.0763340267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762.946679604" calcext:value-type="float">
            <text:p>127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411111111111111" calcext:value-type="float">
            <text:p>0.0004111111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7.674227176876" calcext:value-type="float">
            <text:p>11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55526.495832862" calcext:value-type="float">
            <text:p>1555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" calcext:value-type="float">
            <text:p>1.00E+00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1" calcext:value-type="float">
            <text:p>0.000332845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608695652173913" calcext:value-type="float">
            <text:p>0.06086956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32470745087228" calcext:value-type="float">
            <text:p>0.00232470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3" table:number-columns-repeated="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12" calcext:value-type="float">
            <text:p>0.0012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3992" calcext:value-type="float">
            <text:p>0.013992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table:table-column table:style-name="co1" table:default-cell-style-name="ce14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6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16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16" office:value-type="string" calcext:value-type="string">
            <text:p>NOTE TENTER DE DOUBLE TIME STEP DU FLUIDE</text:p>
          </table:table-cell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7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16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1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16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16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15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16" table:number-columns-repeated="3"/>
          <table:table-cell table:style-name="ce18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shearSuspension2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table:style-name="ce14" office:value-type="string" calcext:value-type="string">
            <text:p>Kinematic viscosity</text:p>
          </table:table-cell>
          <table:table-cell table:style-name="ce19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4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21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4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21"/>
          <table:table-cell office:value-type="float" office:value="0" calcext:value-type="float">
            <text:p>0</text:p>
          </table:table-cell>
          <table:table-cell table:style-name="ce21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4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21"/>
          <table:table-cell table:formula="of:=[.H12]+0.05" office:value-type="float" office:value="0.05" calcext:value-type="float">
            <text:p>0.05</text:p>
          </table:table-cell>
          <table:table-cell table:style-name="ce21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4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21"/>
          <table:table-cell table:formula="of:=[.H13]+0.05" office:value-type="float" office:value="0.1" calcext:value-type="float">
            <text:p>0.1</text:p>
          </table:table-cell>
          <table:table-cell table:style-name="ce21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4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21"/>
          <table:table-cell table:formula="of:=[.H14]+0.05" office:value-type="float" office:value="0.15" calcext:value-type="float">
            <text:p>0.15</text:p>
          </table:table-cell>
          <table:table-cell table:style-name="ce21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4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21"/>
          <table:table-cell table:formula="of:=[.H15]+0.05" office:value-type="float" office:value="0.2" calcext:value-type="float">
            <text:p>0.2</text:p>
          </table:table-cell>
          <table:table-cell table:style-name="ce21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4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21"/>
          <table:table-cell table:formula="of:=[.H16]+0.05" office:value-type="float" office:value="0.25" calcext:value-type="float">
            <text:p>0.25</text:p>
          </table:table-cell>
          <table:table-cell table:style-name="ce21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4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22"/>
          <table:table-cell table:formula="of:=[.H17]+0.05" office:value-type="float" office:value="0.3" calcext:value-type="float">
            <text:p>0.3</text:p>
          </table:table-cell>
          <table:table-cell table:style-name="ce21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4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21"/>
          <table:table-cell table:formula="of:=[.H18]+0.05" office:value-type="float" office:value="0.35" calcext:value-type="float">
            <text:p>0.35</text:p>
          </table:table-cell>
          <table:table-cell table:style-name="ce21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21"/>
          <table:table-cell table:formula="of:=[.H19]+0.05" office:value-type="float" office:value="0.4" calcext:value-type="float">
            <text:p>0.4</text:p>
          </table:table-cell>
          <table:table-cell table:style-name="ce21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4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21"/>
          <table:table-cell table:formula="of:=[.H20]+0.05" office:value-type="float" office:value="0.45" calcext:value-type="float">
            <text:p>0.45</text:p>
          </table:table-cell>
          <table:table-cell table:style-name="ce21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16" table:formula="of:=([.B3]-[.B2])*2*[.B6]*[.B8]*[.B8]/36/[.B5]" office:value-type="float" office:value="0.000217777777777778" calcext:value-type="float">
            <text:p>2.18E-004</text:p>
          </table:table-cell>
          <table:table-cell table:style-name="ce21"/>
          <table:table-cell table:formula="of:=[.H21]+0.05" office:value-type="float" office:value="0.5" calcext:value-type="float">
            <text:p>0.5</text:p>
          </table:table-cell>
          <table:table-cell table:style-name="ce21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Number of particles</text:p>
          </table:table-cell>
          <table:table-cell table:style-name="ce20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21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14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21"/>
          <table:table-cell table:number-columns-repeated="9"/>
        </table:table-row>
        <table:table-row table:style-name="ro1">
          <table:table-cell table:style-name="ce14" office:value-type="string" calcext:value-type="string">
            <text:p>Young Modulus (E)</text:p>
          </table:table-cell>
          <table:table-cell table:style-name="ce16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4"/>
          <table:table-cell table:number-columns-repeated="9"/>
        </table:table-row>
        <table:table-row table:style-name="ro1">
          <table:table-cell table:style-name="ce14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4"/>
          <table:table-cell table:style-name="ce1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16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16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7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16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16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bt-SinglePhas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>
          <table:table-cell table:style-name="ce14" office:value-type="string" calcext:value-type="string">
            <text:p>Kinematic viscosity</text:p>
          </table:table-cell>
          <table:table-cell table:style-name="ce19" table:formula="of:=[.B5]/[.B2]" office:value-type="float" office:value="0.00005" calcext:value-type="float">
            <text:p>5.0000E-005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1]/[.B13]/[.B13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21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4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21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21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9325.48494679075" calcext:value-type="float">
            <text:p>9325.4849467908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2" calcext:value-type="float">
            <text:p>0.0032</text:p>
          </table:table-cell>
          <table:table-cell table:style-name="ce21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8650.9698935815" calcext:value-type="float">
            <text:p>18650.9698935815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1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27976.4548403723" calcext:value-type="float">
            <text:p>27976.4548403723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32" calcext:value-type="float">
            <text:p>0.32</text:p>
          </table:table-cell>
          <table:table-cell table:style-name="ce21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37301.939787163" calcext:value-type="float">
            <text:p>37301.939787163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2" calcext:value-type="float">
            <text:p>0.002</text:p>
          </table:table-cell>
          <table:table-cell table:style-name="ce21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46627.4247339538" calcext:value-type="float">
            <text:p>46627.4247339538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 office:value-type="string" calcext:value-type="string">
            <text:p>dX/dp</text:p>
          </table:table-cell>
          <table:table-cell table:formula="of:=[.B16]/[.B8]" office:value-type="float" office:value="1.25" calcext:value-type="float">
            <text:p>1.2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2" calcext:value-type="float">
            <text:p>2</text:p>
          </table:table-cell>
          <table:table-cell table:style-name="ce2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55952.9096807445" calcext:value-type="float">
            <text:p>55952.9096807445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86.509698935815" calcext:value-type="float">
            <text:p>186.5096989358</text:p>
          </table:table-cell>
          <table:table-cell table:style-name="ce21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65278.3946275352" calcext:value-type="float">
            <text:p>65278.3946275352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/>
          <table:table-cell table:number-columns-repeated="4"/>
          <table:table-cell table:style-name="ce21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74603.879574326" calcext:value-type="float">
            <text:p>74603.879574326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21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83929.3645211167" calcext:value-type="float">
            <text:p>83929.3645211167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21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93254.8494679075" calcext:value-type="float">
            <text:p>93254.8494679075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4" office:value-type="string" calcext:value-type="string">
            <text:p>Number of particles</text:p>
          </table:table-cell>
          <table:table-cell table:style-name="ce20" table:formula="of:=[.B21]/[.B22]*[.B4]" office:value-type="float" office:value="93254.8494679075" calcext:value-type="float">
            <text:p>9.325E+004</text:p>
          </table:table-cell>
          <table:table-cell table:number-columns-repeated="3"/>
          <table:table-cell table:style-name="ce21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102580.334414698" calcext:value-type="float">
            <text:p>102580.334414698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mass of particule</text:p>
          </table:table-cell>
          <table:table-cell table:formula="of:=[.B22]*[.B3]" office:value-type="float" office:value="0.0000000335103216382911" calcext:value-type="float">
            <text:p>3.35103216382911E-008</text:p>
          </table:table-cell>
          <table:table-cell table:number-columns-repeated="3"/>
          <table:table-cell table:style-name="ce21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107243.076888094" calcext:value-type="float">
            <text:p>107243.076888094</text:p>
          </table:table-cell>
          <table:table-cell table:number-columns-repeated="3"/>
        </table:table-row>
        <table:table-row table:style-name="ro1">
          <table:table-cell table:style-name="ce14"/>
          <table:table-cell table:number-columns-repeated="4"/>
          <table:table-cell table:style-name="ce21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111905.819361489" calcext:value-type="float">
            <text:p>111905.819361489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Young Modulus (E)</text:p>
          </table:table-cell>
          <table:table-cell table:style-name="ce16" office:value-type="float" office:value="1000000" calcext:value-type="float">
            <text:p>1.00E+006</text:p>
          </table:table-cell>
          <table:table-cell table:number-columns-repeated="3"/>
          <table:table-cell table:style-name="ce14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113770.916350847" calcext:value-type="float">
            <text:p>113770.916350847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16" office:value-type="float" office:value="0.62" calcext:value-type="float">
            <text:p>6.20E-001</text:p>
          </table:table-cell>
          <table:table-cell table:formula="of:=[.$B$23]*[.G27]/[.$B$4]" office:value-type="float" office:value="115636.013340205" calcext:value-type="float">
            <text:p>115636.01334020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117501.110329563" calcext:value-type="float">
            <text:p>117501.110329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177777777777778" calcext:value-type="float">
            <text:p>0.000177777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7" table:formula="of:=([.B31]/[.B32])=[.B34]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table:formula="of:=2.65*([.E32]+1)-(5.3-3.5*[.E32])*[.E32]*[.E32]*EXP(-(1.5/2))" office:value-type="float" office:value="3.26431979357656" calcext:value-type="float">
            <text:p>3.2643197936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7.7427255770661" calcext:value-type="float">
            <text:p>7.7427255771</text:p>
          </table:table-cell>
          <table:table-cell table:formula="of:=[.B29]/[.H32]" office:value-type="float" office:value="0.0000229606197466632" calcext:value-type="float">
            <text:p>2.29606197466632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71414140149491" calcext:value-type="float">
            <text:p>1.71414140149491E-005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16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16" table:formula="of:=[.B3]*[.B22]" office:value-type="float" office:value="0.0000000335103216382911" calcext:value-type="float">
            <text:p>3.35E-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5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8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8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7" table:default-cell-style-name="ce1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3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1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19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00-00-00</text:date>, <text:time style:data-style-name="N2" text:time-value="0000-00-00T00:00:01.071952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3-20T09:07:42.470863042</dc:date>
    <dc:creator>bruno </dc:creator>
    <meta:editing-duration>P2DT5H40M40S</meta:editing-duration>
    <meta:editing-cycles>92</meta:editing-cycles>
    <meta:document-statistic meta:table-count="18" meta:cell-count="1831" meta:object-count="0"/>
  </office:meta>
</office:document-meta>
</file>